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198cm" fo:margin-left="0cm" table:align="left" style:writing-mode="lr-tb"/>
    </style:style>
    <style:style style:name="Table1.A" style:family="table-column">
      <style:table-column-properties style:column-width="6.294cm"/>
    </style:style>
    <style:style style:name="Table1.B" style:family="table-column">
      <style:table-column-properties style:column-width="3.609cm"/>
    </style:style>
    <style:style style:name="Table1.C" style:family="table-column">
      <style:table-column-properties style:column-width="7.295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  <style:text-properties fo:font-size="20pt" officeooo:paragraph-rsid="000e3670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0pt" officeooo:rsid="0020829c" officeooo:paragraph-rsid="0020829c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8pt" officeooo:paragraph-rsid="0020829c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bdd39" officeooo:paragraph-rsid="001d67c0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20829c" officeooo:paragraph-rsid="0020829c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22ff90" officeooo:paragraph-rsid="0022ff90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7pt" officeooo:paragraph-rsid="001bdd39" style:font-size-asian="17pt" style:font-size-complex="17pt"/>
    </style:style>
    <style:style style:name="P8" style:family="paragraph" style:parent-style-name="Standard">
      <style:paragraph-properties fo:text-align="start" style:justify-single-word="false"/>
      <style:text-properties fo:font-size="17pt" officeooo:rsid="001bdd39" officeooo:paragraph-rsid="001bdd39" style:font-size-asian="17pt" style:font-size-complex="17pt"/>
    </style:style>
    <style:style style:name="P9" style:family="paragraph" style:parent-style-name="Standard">
      <style:paragraph-properties fo:text-align="start" style:justify-single-word="false"/>
      <style:text-properties fo:font-size="17pt" officeooo:rsid="001bdd39" officeooo:paragraph-rsid="002020a8" style:font-size-asian="17pt" style:font-size-complex="17pt"/>
    </style:style>
    <style:style style:name="P10" style:family="paragraph" style:parent-style-name="Standard">
      <style:paragraph-properties fo:text-align="start" style:justify-single-word="false"/>
      <style:text-properties fo:font-size="16.5pt" fo:font-weight="bold" officeooo:rsid="00135092" officeooo:paragraph-rsid="00135092" style:font-size-asian="16.5pt" style:font-weight-asian="bold" style:font-size-complex="16.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.5pt" officeooo:paragraph-rsid="000fd30a" style:font-size-asian="16.5pt" style:font-size-complex="16.5pt"/>
    </style:style>
    <style:style style:name="P12" style:family="paragraph" style:parent-style-name="Standard">
      <style:paragraph-properties fo:text-align="start" style:justify-single-word="false"/>
      <style:text-properties fo:font-size="16.5pt" officeooo:rsid="00135092" officeooo:paragraph-rsid="0017b721" style:font-size-asian="16.5pt" style:font-size-complex="16.5pt"/>
    </style:style>
    <style:style style:name="P13" style:family="paragraph" style:parent-style-name="Standard">
      <style:paragraph-properties fo:text-align="start" style:justify-single-word="false"/>
      <style:text-properties fo:font-size="16.5pt" officeooo:rsid="00135092" officeooo:paragraph-rsid="00135092" style:font-size-asian="16.5pt" style:font-size-complex="16.5pt"/>
    </style:style>
    <style:style style:name="P14" style:family="paragraph" style:parent-style-name="Standard">
      <style:paragraph-properties fo:text-align="start" style:justify-single-word="false"/>
      <style:text-properties fo:font-size="16.5pt" officeooo:rsid="0017b721" officeooo:paragraph-rsid="0017b721" style:font-size-asian="16.5pt" style:font-size-complex="16.5pt"/>
    </style:style>
    <style:style style:name="P15" style:family="paragraph" style:parent-style-name="Standard">
      <style:paragraph-properties fo:text-align="start" style:justify-single-word="false"/>
      <style:text-properties fo:font-size="16.5pt" officeooo:rsid="0017b721" officeooo:paragraph-rsid="001a2d15" style:font-size-asian="16.5pt" style:font-size-complex="16.5pt"/>
    </style:style>
    <style:style style:name="P16" style:family="paragraph" style:parent-style-name="Standard">
      <style:paragraph-properties fo:text-align="start" style:justify-single-word="false"/>
      <style:text-properties fo:font-size="16.5pt" officeooo:rsid="000e3670" officeooo:paragraph-rsid="000e3670" style:font-size-asian="16.5pt" style:font-size-complex="16.5pt"/>
    </style:style>
    <style:style style:name="P17" style:family="paragraph" style:parent-style-name="Standard">
      <style:paragraph-properties fo:text-align="start" style:justify-single-word="false"/>
      <style:text-properties fo:font-size="16.5pt" officeooo:rsid="001633e0" officeooo:paragraph-rsid="001633e0" style:font-size-asian="16.5pt" style:font-size-complex="16.5pt"/>
    </style:style>
    <style:style style:name="P18" style:family="paragraph" style:parent-style-name="Standard">
      <style:paragraph-properties fo:text-align="start" style:justify-single-word="false"/>
      <style:text-properties fo:font-size="16.5pt" officeooo:rsid="000fd30a" officeooo:paragraph-rsid="000fd30a" style:font-size-asian="16.5pt" style:font-size-complex="16.5pt"/>
    </style:style>
    <style:style style:name="P19" style:family="paragraph" style:parent-style-name="Standard">
      <style:paragraph-properties fo:text-align="start" style:justify-single-word="false"/>
      <style:text-properties fo:font-size="16.5pt" officeooo:rsid="0010cc97" officeooo:paragraph-rsid="0010cc97" style:font-size-asian="16.5pt" style:font-size-complex="16.5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weight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5pt" fo:font-weight="normal" style:font-size-asian="15pt" style:font-size-complex="15pt"/>
    </style:style>
    <style:style style:name="P22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3" style:family="paragraph" style:parent-style-name="Standard">
      <style:paragraph-properties fo:text-align="center" style:justify-single-word="false"/>
      <style:text-properties fo:font-size="36pt" fo:font-weight="normal" officeooo:rsid="000f27ee" officeooo:paragraph-rsid="000e3670" style:font-size-asian="36pt" style:font-weight-asian="normal" style:font-size-complex="3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.5pt" fo:font-weight="bold" officeooo:rsid="000e3670" officeooo:paragraph-rsid="000e3670" style:font-size-asian="16.5pt" style:font-weight-asian="bold" style:font-size-complex="16.5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.5pt" fo:font-weight="bold" officeooo:rsid="00135092" officeooo:paragraph-rsid="0010cc97" style:font-size-asian="16.5pt" style:font-weight-asian="bold" style:font-size-complex="16.5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.5pt" officeooo:rsid="000e3670" officeooo:paragraph-rsid="000e3670" style:font-size-asian="16.5pt" style:font-size-complex="16.5pt"/>
    </style:style>
    <style:style style:name="P27" style:family="paragraph" style:parent-style-name="Standard">
      <style:paragraph-properties fo:text-align="start" style:justify-single-word="false"/>
      <style:text-properties fo:font-size="16.5pt" officeooo:rsid="001633e0" officeooo:paragraph-rsid="0017b721" style:font-size-asian="16.5pt" style:font-size-complex="16.5pt"/>
    </style:style>
    <style:style style:name="P28" style:family="paragraph" style:parent-style-name="Standard">
      <style:paragraph-properties fo:text-align="start" style:justify-single-word="false"/>
      <style:text-properties fo:font-size="16.5pt" officeooo:rsid="000fd30a" officeooo:paragraph-rsid="002396b9" style:font-size-asian="16.5pt" style:font-size-complex="16.5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0pt" fo:letter-spacing="0.159cm" fo:font-weight="bold" officeooo:rsid="001d67c0" officeooo:paragraph-rsid="0020829c" style:font-size-asian="8.75pt" style:font-weight-asian="bold" style:font-size-complex="10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5pt" fo:letter-spacing="0.159cm" officeooo:rsid="001ec55c" officeooo:paragraph-rsid="001ec55c" style:font-size-asian="15pt" style:font-size-complex="15pt"/>
    </style:style>
    <style:style style:name="P31" style:family="paragraph" style:parent-style-name="Standard">
      <style:paragraph-properties fo:text-align="start" style:justify-single-word="false"/>
      <style:text-properties fo:font-size="10pt" fo:font-weight="bold" officeooo:rsid="000e3670" officeooo:paragraph-rsid="0020829c" style:font-size-asian="8.75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5pt" officeooo:paragraph-rsid="001ec55c" style:font-size-asian="15pt" style:font-size-complex="15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5pt" fo:font-weight="normal" style:font-size-asian="15pt" style:font-size-complex="15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5pt" fo:font-weight="normal" officeooo:paragraph-rsid="0027ea3a" style:font-size-asian="15pt" style:font-size-complex="15pt"/>
    </style:style>
    <style:style style:name="T1" style:family="text">
      <style:text-properties officeooo:rsid="000e36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dd39" style:font-weight-asian="bold" style:font-weight-complex="bold"/>
    </style:style>
    <style:style style:name="T4" style:family="text">
      <style:text-properties fo:font-weight="bold" officeooo:rsid="00135092" style:font-weight-asian="bold" style:font-weight-complex="bold"/>
    </style:style>
    <style:style style:name="T5" style:family="text">
      <style:text-properties fo:font-weight="bold" officeooo:rsid="000e3670" style:font-weight-asian="bold" style:font-weight-complex="bold"/>
    </style:style>
    <style:style style:name="T6" style:family="text">
      <style:text-properties fo:font-weight="bold" officeooo:rsid="001d67c0" style:font-weight-asian="bold" style:font-weight-complex="bold"/>
    </style:style>
    <style:style style:name="T7" style:family="text">
      <style:text-properties fo:font-weight="bold" officeooo:rsid="0020829c" style:font-weight-asian="bold" style:font-weight-complex="bold"/>
    </style:style>
    <style:style style:name="T8" style:family="text">
      <style:text-properties officeooo:rsid="000fd30a"/>
    </style:style>
    <style:style style:name="T9" style:family="text">
      <style:text-properties officeooo:rsid="0010a127"/>
    </style:style>
    <style:style style:name="T10" style:family="text">
      <style:text-properties officeooo:rsid="0010cc97"/>
    </style:style>
    <style:style style:name="T11" style:family="text">
      <style:text-properties officeooo:rsid="0014bf89"/>
    </style:style>
    <style:style style:name="T12" style:family="text">
      <style:text-properties officeooo:rsid="001633e0"/>
    </style:style>
    <style:style style:name="T13" style:family="text">
      <style:text-properties officeooo:rsid="0017b721"/>
    </style:style>
    <style:style style:name="T14" style:family="text">
      <style:text-properties officeooo:rsid="001a2d15"/>
    </style:style>
    <style:style style:name="T15" style:family="text">
      <style:text-properties officeooo:rsid="001d67c0"/>
    </style:style>
    <style:style style:name="T16" style:family="text">
      <style:text-properties style:font-name="Liberation Serif" fo:letter-spacing="0.159cm" officeooo:rsid="001ec55c"/>
    </style:style>
    <style:style style:name="T17" style:family="text">
      <style:text-properties style:font-name="Liberation Serif" fo:letter-spacing="0.159cm" officeooo:rsid="001ecab8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officeooo:rsid="0022ff90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oject Proposal</text:p>
      <text:p text:style-name="P1"/>
      <text:p text:style-name="P24">Topic:</text:p>
      <text:p text:style-name="P16">Instruction Encoding for Area minimalization of Instruction ROM</text:p>
      <text:p text:style-name="P16"><text:s/></text:p>
      <text:p text:style-name="P10">Description of <text:span text:style-name="T1">Topic:</text:span></text:p>
      <text:p text:style-name="P12">Instruction encoding techniques for embedded system design, which encode immediate fields of instructions to reduce the size of an instruction me<text:span text:style-name="T11">mo</text:span>ry. <text:span text:style-name="T12">However, we have to add additional </text:span></text:p>
      <text:p text:style-name="P27">decoder for encoded values. </text:p>
      <text:p text:style-name="P14">We can reduce memory size by two methods, first decreasing the number of words which depends on programmer and compiler.</text:p>
      <text:p text:style-name="P15">The second methods is reducing the width of words which depends on system architecture. In an instruction word, an immediate field usually determines the width (or length) of instruction words. </text:p>
      <text:p text:style-name="P15">However, there is no <text:span text:style-name="T14">existing </text:span>application that all values which can be represented by the immediate field are used. In this p<text:span text:style-name="T14">roject</text:span>, we <text:span text:style-name="T14">try to implement</text:span> instruction encoding techniques, which encode immediate fields of instructions to reduce the size of the instruction memory.</text:p>
      <text:p text:style-name="P13"/>
      <text:p text:style-name="P16"><text:span text:style-name="T2">Why the </text:span><text:span text:style-name="T3">T</text:span><text:span text:style-name="T2">opic is important and interesting?</text:span></text:p>
      <text:p text:style-name="P17">Small memory size <text:span text:style-name="T13">for instruction encoding </text:span>means better us<text:span text:style-name="T13">e chip size.</text:span></text:p>
      <text:p text:style-name="P18">Smaller chips have much more advantage than bigger chips.</text:p>
      <text:p text:style-name="P18">• They are small hence <text:span text:style-name="T9">less material is required and </text:span>cost price is reduced.</text:p>
      <text:p text:style-name="P18">• <text:span text:style-name="T9">They consume very less power.</text:span></text:p>
      <text:p text:style-name="P11"><text:span text:style-name="T8">• They can be cooled easily because they work on less power. One may argue according to stefan-boltzman law that surface area (A) </text:span>∝ <text:span text:style-name="T10">heat transfer per unit time (q).</text:span></text:p>
      <text:p text:style-name="P19">But in case of chips heat generated by them is bigger factor than heat transfer rate.</text:p>
      <text:p text:style-name="P19"/>
      <text:p text:style-name="P28">This topic also interesting because as we know moore’s law is ending, we can no longer make chips small by doubling number of transistors</text:p>
      <text:p text:style-name="P28">on a microchip doubles about every two years. To achieve more smaller chips we have to find new and innovative solutions.</text:p>
      <text:p text:style-name="P25"/>
      <text:p text:style-name="P7"><text:soft-page-break/><text:span text:style-name="T4">Description of </text:span><text:span text:style-name="T3">methods used for evaluating the proposed idea</text:span><text:span text:style-name="T5">:</text:span></text:p>
      <text:p text:style-name="P8">Original research applied encoding techniques to three embedded</text:p>
      <text:p text:style-name="P9">applications, ghostscript, mpeg2 decoder, and mpeg2 encoder. A code size of these application programs are about 42,000, 6,500, and 6,800 lines, respectively. The compiler is gcc-dlx 2 which based GNU CC Ver. 2.7.2 for DLX architecture. </text:p>
      <text:p text:style-name="P9">We will use mips simulator <text:span text:style-name="T15">for any implementation.</text:span></text:p>
      <text:p text:style-name="P8"/>
      <text:p text:style-name="P4"><text:span text:style-name="T6">References to papers </text:span><text:span text:style-name="T5">:</text:span></text:p>
      <text:p text:style-name="P32"><text:span text:style-name="T16">[1] T.Okuma, H.Tomiyama, A.Inoue, E.Fajar, and H.Yasuura “Instruction Encoding Techniques for Area Minimization of Instruction ROM”,</text:span><text:span text:style-name="T17">1998. </text:span><text:span text:style-name="T16">(main paper)</text:span></text:p>
      <text:p text:style-name="P30"/>
      <text:p text:style-name="P30">[2] A. Grasselli. “The design of program-modifiable microprogrammed control units”. IRE Trans. on EC, EC-11:336339, 1962.</text:p>
      <text:p text:style-name="P30"/>
      <text:p text:style-name="P30">[3] J. L. Hennessy and D. A. Patterson. Computer Architecture: AQuantitative Approach. Morgan Kaufmann Publishers, Inc.,2nd edition, 1996.</text:p>
      <text:p text:style-name="P29"/>
      <text:p text:style-name="P3"><text:span text:style-name="T7">Group details</text:span><text:span text:style-name="T5">:</text:span></text:p>
      <text:p text:style-name="P31"/>
      <text:p text:style-name="P5">Groups no: 4006</text:p>
      <text:p text:style-name="P2"/>
      <text:p text:style-name="P5">Members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Name</text:p>
          </table:table-cell>
          <table:table-cell table:style-name="Table1.A1" office:value-type="string">
            <text:p text:style-name="P22">Enrollment no</text:p>
          </table:table-cell>
          <table:table-cell table:style-name="Table1.A1" office:value-type="string">
            <text:p text:style-name="P22">E-mail ID</text:p>
          </table:table-cell>
        </table:table-row>
        <table:table-row>
          <table:table-cell table:style-name="Table1.A1" office:value-type="string">
            <text:p text:style-name="P21">Ankit Aharwal</text:p>
          </table:table-cell>
          <table:table-cell table:style-name="Table1.A1" office:value-type="string">
            <text:p text:style-name="P21">18114006</text:p>
          </table:table-cell>
          <table:table-cell table:style-name="Table1.A1" office:value-type="string">
            <text:p text:style-name="P21">aaharwal@cs.iitr.ac.in</text:p>
          </table:table-cell>
        </table:table-row>
        <table:table-row>
          <table:table-cell table:style-name="Table1.A1" office:value-type="string">
            <text:p text:style-name="P21">Anuj Gupta</text:p>
          </table:table-cell>
          <table:table-cell table:style-name="Table1.A1" office:value-type="string">
            <text:p text:style-name="P21">18114008</text:p>
          </table:table-cell>
          <table:table-cell table:style-name="Table1.A1" office:value-type="string">
            <text:p text:style-name="P21">agupta6@cs.iitr.ac.in</text:p>
          </table:table-cell>
        </table:table-row>
        <table:table-row>
          <table:table-cell table:style-name="Table1.A1" office:value-type="string">
            <text:p text:style-name="P21">Mohit Kumar</text:p>
          </table:table-cell>
          <table:table-cell table:style-name="Table1.A1" office:value-type="string">
            <text:p text:style-name="P21">18114049</text:p>
          </table:table-cell>
          <table:table-cell table:style-name="Table1.A1" office:value-type="string">
            <text:p text:style-name="P21">mkumar2@cs.iitr.ac.in</text:p>
          </table:table-cell>
        </table:table-row>
        <table:table-row>
          <table:table-cell table:style-name="Table1.A1" office:value-type="string">
            <text:p text:style-name="P21">Navjit singh</text:p>
          </table:table-cell>
          <table:table-cell table:style-name="Table1.A1" office:value-type="string">
            <text:p text:style-name="P21">18116051</text:p>
          </table:table-cell>
          <table:table-cell table:style-name="Table1.A1" office:value-type="string">
            <text:p text:style-name="P21">nsingh1@ec.iitr.ac.in </text:p>
          </table:table-cell>
        </table:table-row>
        <table:table-row>
          <table:table-cell table:style-name="Table1.A1" office:value-type="string">
            <text:p text:style-name="P21">Nikhil choudhary</text:p>
          </table:table-cell>
          <table:table-cell table:style-name="Table1.A1" office:value-type="string">
            <text:p text:style-name="P21">18116054</text:p>
          </table:table-cell>
          <table:table-cell table:style-name="Table1.A1" office:value-type="string">
            <text:p text:style-name="P21">nchoudhary2@ec.iitr.ac.in</text:p>
          </table:table-cell>
        </table:table-row>
        <table:table-row>
          <table:table-cell table:style-name="Table1.A1" office:value-type="string">
            <text:p text:style-name="P21">Yashaswi Jaiswal</text:p>
          </table:table-cell>
          <table:table-cell table:style-name="Table1.A1" office:value-type="string">
            <text:p text:style-name="P21">18114083</text:p>
          </table:table-cell>
          <table:table-cell table:style-name="Table1.A1" office:value-type="string">
            <text:p text:style-name="P20"><text:span text:style-name="T18">yjaiswal@cs.iitr.ac.i</text:span><text:span text:style-name="T19">n</text:span></text:p>
          </table:table-cell>
        </table:table-row>
        <table:table-row>
          <table:table-cell table:style-name="Table1.A1" office:value-type="string">
            <text:p text:style-name="P21">Abhishek Kumar Gupta</text:p>
          </table:table-cell>
          <table:table-cell table:style-name="Table1.A1" office:value-type="string">
            <text:p text:style-name="P34">18116001</text:p>
          </table:table-cell>
          <table:table-cell table:style-name="Table1.A1" office:value-type="string">
            <text:p text:style-name="P34">agupta7@ec.iitr.ac.in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09:36:13.957052600</meta:creation-date>
    <dc:date>2019-10-02T12:25:28.380797816</dc:date>
    <meta:editing-duration>PT40M1S</meta:editing-duration>
    <meta:editing-cycles>17</meta:editing-cycles>
    <meta:generator>LibreOffice/6.0.7.3$Linux_X86_64 LibreOffice_project/00m0$Build-3</meta:generator>
    <meta:document-statistic meta:table-count="1" meta:image-count="0" meta:object-count="0" meta:page-count="2" meta:paragraph-count="54" meta:word-count="433" meta:character-count="2908" meta:non-whitespace-character-count="2522"/>
  </office:meta>
</office:document-meta>
</file>